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94070a" fo:font-weight="bold" style:font-weight-asian="bold" style:font-weight-complex="bold"/>
    </style:style>
    <style:style style:name="T4" style:family="text">
      <style:text-properties fo:color="#000000"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PayingForInvalidation"/><text:span text:style-name="T1">Paying for File Invalidation</text:span></text:h>
      <text:p text:style-name="Text_20_body">The first 1,000 invalidation paths that you submit per month are free; you pay for each invalidation path over 1,000 in a month. An invalidation path can be for a single file (such as <text:span text:style-name="Source_20_Text">/images/logo.jpg</text:span>) or for multiple files (such as <text:span text:style-name="Source_20_Text">/images/*</text:span>). A path that includes the <text:span text:style-name="Source_20_Text">*</text:span> wildcard counts as one path even if it causes CloudFront to invalidate thousands of files. </text:p>
      <text:p text:style-name="Text_20_body">This limit of 1000 invalidation paths per month applies to the total number of invalidation paths across all of the distributions that you create with one AWS account. For example, if you use the AWS account <text:span text:style-name="Source_20_Text">john@example.com</text:span> to create three distributions, and you submit 600 invalidation paths for each distribution in a given month (for a total of 1,800 invalidation paths), AWS will charge you for 800 invalidation paths in that month. For specific information about invalidation pricing, see <text:a xlink:type="simple" xlink:href="http://aws.amazon.com/cloudfront/pricing/" office:target-frame-name="_blank" xlink:show="new" text:style-name="Internet_20_link" text:visited-style-name="Visited_20_Internet_20_Link">Amazon CloudFront Pricing</text:a>. For more information about invalidation paths, see <text:a xlink:type="simple" xlink:href="https://docs.aws.amazon.com/AmazonCloudFront/latest/DeveloperGuide/Invalidation.html#invalidation-specifying-objects-paths" text:style-name="Internet_20_link" text:visited-style-name="Visited_20_Internet_20_Link">Invalidation paths</text:a>. </text:p>
      <text:h text:style-name="Heading_20_2" text:outline-level="2"><text:bookmark text:name="InvalidationLimits"/><text:span text:style-name="T1">Concurrent Invalidation Request Limits</text:span></text:h>
      <text:p text:style-name="Text_20_body">If you're invalidating files individually, you can have invalidation requests for up to 3,000 files per distribution in progress at one time. This can be one invalidation request for up to 3,000 files, up to 3,000 requests for one file each, or any other combination that doesn't exceed 3,000 files. For example, you can submit 30 invalidation requests that invalidate 100 files each. As long as all 30 invalidation requests are still in progress, you can't submit any more invalidation requests. If you exceed the limit, CloudFront returns an error message. </text:p>
      <text:p text:style-name="Text_20_body">If you're using the * wildcard, you can have requests for up to 15 invalidation paths in progress at one time. You can also have invalidation requests for up to 3,000 individual files per distribution in progress at the same time; the limit on wildcard invalidation requests is independent of the limit on invalidating files individually. </text:p>
      <text:p text:style-name="List_20_Heading"><text:span text:style-name="T1">Invalidation paths:</text:span></text:p>
      <text:p text:style-name="Text_20_body">The path is relative to the distribution. A leading / is optional. For example, to invalidate the file at <text:span text:style-name="Source_20_Text">http://d111111abcdef8.cloudfront.net/images/image2.jpg</text:span>, you would specify the following: </text:p>
      <text:p text:style-name="Text_20_body"><text:span text:style-name="Source_20_Text">/images/image2.jpg</text:span></text:p>
      <text:p text:style-name="Text_20_body">or</text:p>
      <text:p text:style-name="Text_20_body"><text:span text:style-name="Source_20_Text">images/image2.jpg</text:span></text:p>
      <text:p text:style-name="Text_20_body">You can also invalidate multiple files simultaneously by using the <text:span text:style-name="Source_20_Text">*</text:span> wildcard. The <text:span text:style-name="Source_20_Text">*</text:span>, which replaces 0 or more characters, must be the last character in the invalidation path. Also, if you use the AWS command line interface (CLI) for invalidating files and you specify a path that includes the <text:span text:style-name="Source_20_Text">*</text:span> wildcard, you must use quotes (<text:span text:style-name="Source_20_Text">"</text:span>) around the path (like <text:span text:style-name="Source_20_Text">"/*"</text:span>). </text:p>
      <text:p text:style-name="Text_20_body">The following are some examples:</text:p>
      <text:list xml:id="list1462130451" text:style-name="L1">
        <text:list-item>
          <text:p text:style-name="P1">To invalidate all of the files in a directory:</text:p>
          <text:p text:style-name="P1"><text:span text:style-name="Source_20_Text">/</text:span><text:span text:style-name="Emphasis"><text:span text:style-name="Source_20_Text">directory-path</text:span></text:span><text:span text:style-name="Source_20_Text">/*</text:span></text:p>
        </text:list-item>
        <text:list-item>
          <text:p text:style-name="P1"><text:soft-page-break/>To invalidate a directory, all of its subdirectories, and all of the files in the directory and subdirectories: </text:p>
          <text:p text:style-name="P1"><text:span text:style-name="Source_20_Text">/</text:span><text:span text:style-name="Emphasis"><text:span text:style-name="Source_20_Text">directory-path</text:span></text:span><text:span text:style-name="Source_20_Text">*</text:span></text:p>
        </text:list-item>
        <text:list-item>
          <text:p text:style-name="P1">To invalidate all files that have the same name but different file name extensions, such as logo.jpg, logo.png, and logo.gif: </text:p>
          <text:p text:style-name="P1"><text:span text:style-name="Source_20_Text">/</text:span><text:span text:style-name="Emphasis"><text:span text:style-name="Source_20_Text">directory-path</text:span></text:span><text:span text:style-name="Source_20_Text">/</text:span><text:span text:style-name="Emphasis"><text:span text:style-name="Source_20_Text">file-name</text:span></text:span><text:span text:style-name="Source_20_Text">.*</text:span></text:p>
        </text:list-item>
        <text:list-item>
          <text:p text:style-name="P1">To invalidate all of the files in a directory for which the file name starts with the same characters (such as all of the files for a video in HLS format), regardless of the file name extension: </text:p>
          <text:p text:style-name="P1"><text:span text:style-name="Source_20_Text">/</text:span><text:span text:style-name="Emphasis"><text:span text:style-name="Source_20_Text">directory-path</text:span></text:span><text:span text:style-name="Source_20_Text">/</text:span><text:span text:style-name="Emphasis"><text:span text:style-name="Source_20_Text">initial-characters-in-file-name</text:span></text:span><text:span text:style-name="Source_20_Text">*</text:span></text:p>
        </text:list-item>
        <text:list-item>
          <text:p text:style-name="P1">When you configure CloudFront to cache based on query string parameters and you want to invalidate every version of a file: </text:p>
          <text:p text:style-name="P1"><text:span text:style-name="Source_20_Text">/</text:span><text:span text:style-name="Emphasis"><text:span text:style-name="Source_20_Text">directory-path</text:span></text:span><text:span text:style-name="Source_20_Text">/</text:span><text:span text:style-name="Emphasis"><text:span text:style-name="Source_20_Text">file-name</text:span></text:span><text:span text:style-name="Source_20_Text">.</text:span><text:span text:style-name="Emphasis"><text:span text:style-name="Source_20_Text">file-name-extension</text:span></text:span><text:span text:style-name="Source_20_Text">*</text:span></text:p>
        </text:list-item>
        <text:list-item>
          <text:p text:style-name="P1">To invalidate all of the files in a distribution:</text:p>
          <text:p text:style-name="P1"><text:span text:style-name="Source_20_Text">/*</text:span></text:p>
        </text:list-item>
      </text:list>
      <text:p text:style-name="Text_20_body">The maximum length of a path is 4,000 characters. You can't use a wildcard within the path; only at the end of the path. </text:p>
      <text:p text:style-name="Text_20_body">For information about invalidating files if you use a Lambda function to change the URI, see <text:a xlink:type="simple" xlink:href="https://docs.aws.amazon.com/AmazonCloudFront/latest/DeveloperGuide/Invalidation.html#invalidation-lambda-at-edge" text:style-name="Internet_20_link" text:visited-style-name="Visited_20_Internet_20_Link">Changing the URI Using a Lambda Function</text:a>. </text:p>
      <text:p text:style-name="Text_20_body">The charge to submit an invalidation path is the same regardless of the number of files you're invalidating: a single file (<text:span text:style-name="Source_20_Text">/images/logo.jpg</text:span>) or all of the files that are associated with a distribution (<text:span text:style-name="Source_20_Text">/*</text:span>). For more information, see <text:a xlink:type="simple" xlink:href="https://aws.amazon.com/cloudfront/pricing/" office:target-frame-name="_blank" xlink:show="new" text:style-name="Internet_20_link" text:visited-style-name="Visited_20_Internet_20_Link">Amazon CloudFront Pricing</text:a>. </text:p>
      <text:p text:style-name="Text_20_body">If the invalidation path is a directory and if you have not standardized on a method for specifying directories—with or without a trailing slash (/)—we recommend that you invalidate the directory both with and without a trailing slash, for example, <text:span text:style-name="Source_20_Text">/images</text:span> and <text:span text:style-name="Source_20_Text">/images/</text:span>. </text:p>
      <text:p text:style-name="Text_20_body"><text:span text:style-name="T1"/></text:p>
      <text:p text:style-name="Text_20_body"><text:span text:style-name="T1"/></text:p>
      <text:p text:style-name="Text_20_body"><text:span text:style-name="T1">Invalidation requests</text:span><text:line-break/>No additional charge for the first 1,000 paths requested for invalidation each month. Thereafter, $0.005 per path requested for invalidation.</text:p>
      <text:p text:style-name="Text_20_body"><text:span text:style-name="T4">Note:</text:span><text:span text:style-name="T3"> A path listed in your invalidation request represents the URL (or multiple URLs if the path contains a wildcard character) of the object(s) you want to invalidate from CloudFront cache</text:span>. For more information about invalidation, see <text:a xlink:type="simple" xlink:href="http://docs.aws.amazon.com/AmazonCloudFront/latest/DeveloperGuide/Invalidation.html" office:target-frame-name="_blank" xlink:show="new" text:style-name="Internet_20_link" text:visited-style-name="Visited_20_Internet_20_Link">Invalidating Objects</text:a> in the Amazon CloudFront Developer Guid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3:12:57.574801725</meta:creation-date>
    <dc:date>2019-08-09T13:34:31.591822355</dc:date>
    <meta:editing-duration>PT1M13S</meta:editing-duration>
    <meta:editing-cycles>1</meta:editing-cycles>
    <meta:generator>LibreOffice/6.0.7.3$Linux_X86_64 LibreOffice_project/00m0$Build-3</meta:generator>
    <meta:document-statistic meta:table-count="0" meta:image-count="0" meta:object-count="0" meta:page-count="2" meta:paragraph-count="31" meta:word-count="738" meta:character-count="4632" meta:non-whitespace-character-count="3925"/>
  </office:meta>
</office:document-meta>
</file>